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left="1.27cm" fo:margin-right="0cm" fo:margin-top="0cm" fo:margin-bottom="0cm" style:contextual-spacing="false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1.27cm" fo:margin-right="0cm" fo:text-indent="0cm" style:auto-text-indent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f9e5be6-803f-0a46-4675-7a8e73648066"/>RESTful architecture:</text:p>
      <text:p text:style-name="Text_20_body"/>
      <text:list xml:id="list5951600977880610935" text:style-name="L1">
        <text:list-item>
          <text:p text:style-name="P2">Representational State Transfer (REST) is a style of architecture based on a set of principles that describe how networked resources are defined and addressed. </text:p>
        </text:list-item>
        <text:list-item>
          <text:p text:style-name="P2">An application or architecture considered RESTful or REST-style is characterized by:</text:p>
        </text:list-item>
      </text:list>
      <text:list xml:id="list631773494474182304" text:style-name="L2">
        <text:list-item>
          <text:p text:style-name="P3">State and functionality are divided into distributed resources</text:p>
        </text:list-item>
        <text:list-item>
          <text:p text:style-name="P3">Every resource is uniquely addressable using a uniform and minimal set of commands (typically using HTTP commands of GET, POST, PUT, or DELETE over the Internet)</text:p>
        </text:list-item>
        <text:list-item>
          <text:p text:style-name="P3">The protocol is client/server, stateless, layered, and supports caching</text:p>
        </text:list-item>
      </text:list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0:28:24.083327982</meta:creation-date>
    <dc:date>2017-11-03T10:29:12.794480144</dc:date>
    <meta:editing-duration>P0D</meta:editing-duration>
    <meta:editing-cycles>1</meta:editing-cycles>
    <meta:document-statistic meta:table-count="0" meta:image-count="0" meta:object-count="0" meta:page-count="1" meta:paragraph-count="7" meta:word-count="85" meta:character-count="565" meta:non-whitespace-character-count="489"/>
    <meta:generator>LibreOffice/4.2.8.2$Linux_X86_64 LibreOffice_project/420m0$Build-2</meta:generator>
  </office:meta>
</office:document-meta>
</file>